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5" office:value-type="string" calcext:value-type="string" table:number-columns-spanned="7" table:number-rows-spanned="1">
            <text:p><text:s/>rnbqkbnr/pppppppp/8/8/8/8/PPPPPPPP/RNBQKBNR w KQkq - 0 1</text:p>
          </table:table-cell>
          <table:covered-table-cell table:number-columns-repeated="6"/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depth</text:p>
          </table:table-cell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number-columns-repeated="3" table:style-name="ce11" office:value-type="string" calcext:value-type="string">
            <text:p>?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3" calcext:value-type="float">
            <text:p>993</text:p>
          </table:table-cell>
          <table:table-cell table:style-name="ce11" office:value-type="float" office:value="3162" calcext:value-type="float">
            <text:p>3162</text:p>
          </table:table-cell>
          <table:table-cell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1" office:value-type="float" office:value="197281" calcext:value-type="float">
            <text:p>197281</text:p>
          </table:table-cell>
          <table:table-cell table:style-name="ce11" office:value-type="float" office:value="1576" calcext:value-type="float">
            <text:p>157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469" calcext:value-type="float">
            <text:p>469</text:p>
          </table:table-cell>
          <table:table-cell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1" office:value-type="float" office:value="4865609" calcext:value-type="float">
            <text:p>4865609</text:p>
          </table:table-cell>
          <table:table-cell table:style-name="ce11" office:value-type="float" office:value="82719" calcext:value-type="float">
            <text:p>82719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351" calcext:value-type="float">
            <text:p>2735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1" office:value-type="float" office:value="119060324" calcext:value-type="float">
            <text:p>119060324</text:p>
          </table:table-cell>
          <table:table-cell table:style-name="ce11" office:value-type="float" office:value="2812008" calcext:value-type="float">
            <text:p>2812008</text:p>
          </table:table-cell>
          <table:table-cell table:style-name="ce11" office:value-type="float" office:value="5248" calcext:value-type="float">
            <text:p>52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09099" calcext:value-type="float">
            <text:p>809099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1" office:value-type="float" office:value="3195901860" calcext:value-type="float">
            <text:p>3195901860</text:p>
          </table:table-cell>
          <table:table-cell table:style-name="ce11" office:value-type="float" office:value="108329926" calcext:value-type="float">
            <text:p>108329926</text:p>
          </table:table-cell>
          <table:table-cell table:style-name="ce11" office:value-type="float" office:value="319617" calcext:value-type="float">
            <text:p>3196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103848" calcext:value-type="float">
            <text:p>33103848</text:p>
          </table:table-cell>
          <table:table-cell table:style-name="ce11" office:value-type="float" office:value="883453" calcext:value-type="float">
            <text:p>883453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44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45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46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47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49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50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51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52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53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54]+1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formula="of:=[.A55]+1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formula="of:=[.A56]+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A57]+1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formula="of:=[.A58]+1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formula="of:=[.A59]+1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formula="of:=[.A60]+1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formula="of:=[.A61]+1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formula="of:=[.A62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A63]+1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A64]+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A65]+1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formula="of:=[.A66]+1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formula="of:=[.A67]+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formula="of:=[.A68]+1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formula="of:=[.A69]+1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A70]+1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[.A71]+1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formula="of:=[.A72]+1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formula="of:=[.A73]+1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formula="of:=[.A74]+1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formula="of:=[.A75]+1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formula="of:=[.A76]+1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formula="of:=[.A77]+1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formula="of:=[.A78]+1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formula="of:=[.A79]+1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formula="of:=[.A80]+1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formula="of:=[.A81]+1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formula="of:=[.A82]+1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formula="of:=[.A83]+1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formula="of:=[.A84]+1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formula="of:=[.A85]+1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formula="of:=[.A86]+1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formula="of:=[.A87]+1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formula="of:=[.A88]+1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formula="of:=[.A89]+1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formula="of:=[.A90]+1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9329" calcext:value-type="float">
            <text:p>932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6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9328" calcext:value-type="float">
            <text:p>932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7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8929" calcext:value-type="float">
            <text:p>89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8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13160" calcext:value-type="float">
            <text:p>1316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9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12435" calcext:value-type="float">
            <text:p>124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0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9744" calcext:value-type="float">
            <text:p>974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1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9332" calcext:value-type="float">
            <text:p>933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2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9329" calcext:value-type="float">
            <text:p>932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3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8457" calcext:value-type="float">
            <text:p>8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4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9345" calcext:value-type="float">
            <text:p>9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5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8457" calcext:value-type="float">
            <text:p>84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6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13134" calcext:value-type="float">
            <text:p>131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7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11959" calcext:value-type="float">
            <text:p>1195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8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9272" calcext:value-type="float">
            <text:p>927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09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9345" calcext:value-type="float">
            <text:p>9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0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8457" calcext:value-type="float">
            <text:p>8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1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8881" calcext:value-type="float">
            <text:p>888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2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9748" calcext:value-type="float">
            <text:p>97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3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9755" calcext:value-type="float">
            <text:p>97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14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8885" calcext:value-type="float">
            <text:p>88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218829" calcext:value-type="float">
            <text:p>218829</text:p>
          </table:table-cell>
          <table:table-cell office:value-type="float" office:value="2532" calcext:value-type="float">
            <text:p>25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1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214048" calcext:value-type="float">
            <text:p>214048</text:p>
          </table:table-cell>
          <table:table-cell office:value-type="float" office:value="3550" calcext:value-type="float">
            <text:p>35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2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198473" calcext:value-type="float">
            <text:p>198473</text:p>
          </table:table-cell>
          <table:table-cell office:value-type="float" office:value="3082" calcext:value-type="float">
            <text:p>308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3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405385" calcext:value-type="float">
            <text:p>405385</text:p>
          </table:table-cell>
          <table:table-cell office:value-type="float" office:value="10952" calcext:value-type="float">
            <text:p>1095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4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361790" calcext:value-type="float">
            <text:p>361790</text:p>
          </table:table-cell>
          <table:table-cell office:value-type="float" office:value="8307" calcext:value-type="float">
            <text:p>83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5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240082" calcext:value-type="float">
            <text:p>240082</text:p>
          </table:table-cell>
          <table:table-cell office:value-type="float" office:value="4787" calcext:value-type="float">
            <text:p>47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6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216145" calcext:value-type="float">
            <text:p>216145</text:p>
          </table:table-cell>
          <table:table-cell office:value-type="float" office:value="3704" calcext:value-type="float">
            <text:p>37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7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217832" calcext:value-type="float">
            <text:p>217832</text:p>
          </table:table-cell>
          <table:table-cell office:value-type="float" office:value="2460" calcext:value-type="float">
            <text:p>24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8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181044" calcext:value-type="float">
            <text:p>181044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29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217210" calcext:value-type="float">
            <text:p>217210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0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178889" calcext:value-type="float">
            <text:p>178889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1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402988" calcext:value-type="float">
            <text:p>402988</text:p>
          </table:table-cell>
          <table:table-cell office:value-type="float" office:value="9141" calcext:value-type="float">
            <text:p>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2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328511" calcext:value-type="float">
            <text:p>328511</text:p>
          </table:table-cell>
          <table:table-cell office:value-type="float" office:value="5344" calcext:value-type="float">
            <text:p>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3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222861" calcext:value-type="float">
            <text:p>22286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4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215255" calcext:value-type="float">
            <text:p>215255</text:p>
          </table:table-cell>
          <table:table-cell office:value-type="float" office:value="2505" calcext:value-type="float">
            <text:p>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5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181046" calcext:value-type="float">
            <text:p>181046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6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198502" calcext:value-type="float">
            <text:p>198502</text:p>
          </table:table-cell>
          <table:table-cell office:value-type="float" office:value="2993" calcext:value-type="float">
            <text:p>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7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233491" calcext:value-type="float">
            <text:p>233491</text:p>
          </table:table-cell>
          <table:table-cell office:value-type="float" office:value="4676" calcext:value-type="float">
            <text:p>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8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234656" calcext:value-type="float">
            <text:p>234656</text:p>
          </table:table-cell>
          <table:table-cell office:value-type="float" office:value="4686" calcext:value-type="float">
            <text:p>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39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198572" calcext:value-type="float">
            <text:p>198572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0]+1" office:value-type="float" office:value="21" calcext:value-type="float">
            <text:p>21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5385554" calcext:value-type="float">
            <text:p>5385554</text:p>
          </table:table-cell>
          <table:table-cell office:value-type="float" office:value="137850" calcext:value-type="float">
            <text:p>13785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332" calcext:value-type="float">
            <text:p>29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8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5239875" calcext:value-type="float">
            <text:p>5239875</text:p>
          </table:table-cell>
          <table:table-cell office:value-type="float" office:value="177710" calcext:value-type="float">
            <text:p>17771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8767" calcext:value-type="float">
            <text:p>28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49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4890429" calcext:value-type="float">
            <text:p>4890429</text:p>
          </table:table-cell>
          <table:table-cell office:value-type="float" office:value="118336" calcext:value-type="float">
            <text:p>11833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0101" calcext:value-type="float">
            <text:p>60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0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9771632" calcext:value-type="float">
            <text:p>9771632</text:p>
          </table:table-cell>
          <table:table-cell office:value-type="float" office:value="302926" calcext:value-type="float">
            <text:p>30292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6131" calcext:value-type="float">
            <text:p>56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1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8879566" calcext:value-type="float">
            <text:p>8879566</text:p>
          </table:table-cell>
          <table:table-cell office:value-type="float" office:value="265185" calcext:value-type="float">
            <text:p>265185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18331" calcext:value-type="float">
            <text:p>118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2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5866666" calcext:value-type="float">
            <text:p>5866666</text:p>
          </table:table-cell>
          <table:table-cell office:value-type="float" office:value="145186" calcext:value-type="float">
            <text:p>14518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1533" calcext:value-type="float">
            <text:p>3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3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5293555" calcext:value-type="float">
            <text:p>5293555</text:p>
          </table:table-cell>
          <table:table-cell office:value-type="float" office:value="180968" calcext:value-type="float">
            <text:p>18096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3609" calcext:value-type="float">
            <text:p>2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4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5363555" calcext:value-type="float">
            <text:p>5363555</text:p>
          </table:table-cell>
          <table:table-cell office:value-type="float" office:value="111284" calcext:value-type="float">
            <text:p>11128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289" calcext:value-type="float">
            <text:p>29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5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4463070" calcext:value-type="float">
            <text:p>4463070</text:p>
          </table:table-cell>
          <table:table-cell office:value-type="float" office:value="97340" calcext:value-type="float">
            <text:p>9734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627" calcext:value-type="float">
            <text:p>25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6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5346260" calcext:value-type="float">
            <text:p>5346260</text:p>
          </table:table-cell>
          <table:table-cell office:value-type="float" office:value="96298" calcext:value-type="float">
            <text:p>9629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454" calcext:value-type="float">
            <text:p>23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7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4404141" calcext:value-type="float">
            <text:p>4404141</text:p>
          </table:table-cell>
          <table:table-cell office:value-type="float" office:value="74949" calcext:value-type="float">
            <text:p>7494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6285" calcext:value-type="float">
            <text:p>56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8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9726018" calcext:value-type="float">
            <text:p>9726018</text:p>
          </table:table-cell>
          <table:table-cell office:value-type="float" office:value="208120" calcext:value-type="float">
            <text:p>20812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8243" calcext:value-type="float">
            <text:p>48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9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8073082" calcext:value-type="float">
            <text:p>8073082</text:p>
          </table:table-cell>
          <table:table-cell office:value-type="float" office:value="162951" calcext:value-type="float">
            <text:p>16295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6750" calcext:value-type="float">
            <text:p>106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0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5417640" calcext:value-type="float">
            <text:p>5417640</text:p>
          </table:table-cell>
          <table:table-cell office:value-type="float" office:value="97817" calcext:value-type="float">
            <text:p>9781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30" calcext:value-type="float">
            <text:p>17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1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5310358" calcext:value-type="float">
            <text:p>5310358</text:p>
          </table:table-cell>
          <table:table-cell office:value-type="float" office:value="95539" calcext:value-type="float">
            <text:p>9553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115" calcext:value-type="float">
            <text:p>29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2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4463267" calcext:value-type="float">
            <text:p>4463267</text:p>
          </table:table-cell>
          <table:table-cell office:value-type="float" office:value="99782" calcext:value-type="float">
            <text:p>9978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641" calcext:value-type="float">
            <text:p>25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3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4877234" calcext:value-type="float">
            <text:p>4877234</text:p>
          </table:table-cell>
          <table:table-cell office:value-type="float" office:value="107496" calcext:value-type="float">
            <text:p>10749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7020" calcext:value-type="float">
            <text:p>27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4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5723523" calcext:value-type="float">
            <text:p>5723523</text:p>
          </table:table-cell>
          <table:table-cell office:value-type="float" office:value="112551" calcext:value-type="float">
            <text:p>1125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3850" calcext:value-type="float">
            <text:p>23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5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5708064" calcext:value-type="float">
            <text:p>5708064</text:p>
          </table:table-cell>
          <table:table-cell office:value-type="float" office:value="110483" calcext:value-type="float">
            <text:p>11048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845" calcext:value-type="float">
            <text:p>20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66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4856835" calcext:value-type="float">
            <text:p>4856835</text:p>
          </table:table-cell>
          <table:table-cell office:value-type="float" office:value="109237" calcext:value-type="float">
            <text:p>10923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8046" calcext:value-type="float">
            <text:p>28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3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138495290" calcext:value-type="float">
            <text:p>138495290</text:p>
          </table:table-cell>
          <table:table-cell office:value-type="float" office:value="3797021" calcext:value-type="float">
            <text:p>3797021</text:p>
          </table:table-cell>
          <table:table-cell office:value-type="float" office:value="20384" calcext:value-type="float">
            <text:p>20384</text:p>
          </table:table-cell>
          <table:table-cell office:value-type="float" office:value="0" calcext:value-type="float">
            <text:p>0</text:p>
          </table:table-cell>
          <table:table-cell office:value-type="float" office:value="845192" calcext:value-type="float">
            <text:p>845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3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130293018" calcext:value-type="float">
            <text:p>130293018</text:p>
          </table:table-cell>
          <table:table-cell office:value-type="float" office:value="4238209" calcext:value-type="float">
            <text:p>4238209</text:p>
          </table:table-cell>
          <table:table-cell office:value-type="float" office:value="31253" calcext:value-type="float">
            <text:p>31253</text:p>
          </table:table-cell>
          <table:table-cell office:value-type="float" office:value="0" calcext:value-type="float">
            <text:p>0</text:p>
          </table:table-cell>
          <table:table-cell office:value-type="float" office:value="678380" calcext:value-type="float">
            <text:p>678380</text:p>
          </table:table-cell>
          <table:table-cell office:value-type="float" office:value="65454" calcext:value-type="float">
            <text:p>65454</text:p>
          </table:table-cell>
          <table:table-cell/>
        </table:table-row>
        <table:table-row table:style-name="ro1">
          <table:table-cell table:formula="of:=[.A174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119614841" calcext:value-type="float">
            <text:p>119614841</text:p>
          </table:table-cell>
          <table:table-cell office:value-type="float" office:value="3768473" calcext:value-type="float">
            <text:p>3768473</text:p>
          </table:table-cell>
          <table:table-cell office:value-type="float" office:value="32811" calcext:value-type="float">
            <text:p>32811</text:p>
          </table:table-cell>
          <table:table-cell office:value-type="float" office:value="0" calcext:value-type="float">
            <text:p>0</text:p>
          </table:table-cell>
          <table:table-cell office:value-type="float" office:value="792664" calcext:value-type="float">
            <text:p>792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5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309478263" calcext:value-type="float">
            <text:p>309478263</text:p>
          </table:table-cell>
          <table:table-cell office:value-type="float" office:value="13691278" calcext:value-type="float">
            <text:p>13691278</text:p>
          </table:table-cell>
          <table:table-cell office:value-type="float" office:value="44217" calcext:value-type="float">
            <text:p>44217</text:p>
          </table:table-cell>
          <table:table-cell office:value-type="float" office:value="0" calcext:value-type="float">
            <text:p>0</text:p>
          </table:table-cell>
          <table:table-cell office:value-type="float" office:value="6001655" calcext:value-type="float">
            <text:p>6001655</text:p>
          </table:table-cell>
          <table:table-cell office:value-type="float" office:value="241916" calcext:value-type="float">
            <text:p>241916</text:p>
          </table:table-cell>
          <table:table-cell/>
        </table:table-row>
        <table:table-row table:style-name="ro1">
          <table:table-cell table:formula="of:=[.A176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269605599" calcext:value-type="float">
            <text:p>269605599</text:p>
          </table:table-cell>
          <table:table-cell office:value-type="float" office:value="10610383" calcext:value-type="float">
            <text:p>10610383</text:p>
          </table:table-cell>
          <table:table-cell office:value-type="float" office:value="43329" calcext:value-type="float">
            <text:p>43329</text:p>
          </table:table-cell>
          <table:table-cell office:value-type="float" office:value="0" calcext:value-type="float">
            <text:p>0</text:p>
          </table:table-cell>
          <table:table-cell office:value-type="float" office:value="1612454" calcext:value-type="float">
            <text:p>1612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7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157756443" calcext:value-type="float">
            <text:p>157756443</text:p>
          </table:table-cell>
          <table:table-cell office:value-type="float" office:value="6113517" calcext:value-type="float">
            <text:p>6113517</text:p>
          </table:table-cell>
          <table:table-cell office:value-type="float" office:value="35282" calcext:value-type="float">
            <text:p>35282</text:p>
          </table:table-cell>
          <table:table-cell office:value-type="float" office:value="0" calcext:value-type="float">
            <text:p>0</text:p>
          </table:table-cell>
          <table:table-cell office:value-type="float" office:value="1909341" calcext:value-type="float">
            <text:p>1909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8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134087476" calcext:value-type="float">
            <text:p>134087476</text:p>
          </table:table-cell>
          <table:table-cell office:value-type="float" office:value="4517809" calcext:value-type="float">
            <text:p>4517809</text:p>
          </table:table-cell>
          <table:table-cell office:value-type="float" office:value="31496" calcext:value-type="float">
            <text:p>31496</text:p>
          </table:table-cell>
          <table:table-cell office:value-type="float" office:value="0" calcext:value-type="float">
            <text:p>0</text:p>
          </table:table-cell>
          <table:table-cell office:value-type="float" office:value="829952" calcext:value-type="float">
            <text:p>829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79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137077337" calcext:value-type="float">
            <text:p>137077337</text:p>
          </table:table-cell>
          <table:table-cell office:value-type="float" office:value="3666507" calcext:value-type="float">
            <text:p>3666507</text:p>
          </table:table-cell>
          <table:table-cell office:value-type="float" office:value="20268" calcext:value-type="float">
            <text:p>20268</text:p>
          </table:table-cell>
          <table:table-cell office:value-type="float" office:value="0" calcext:value-type="float">
            <text:p>0</text:p>
          </table:table-cell>
          <table:table-cell office:value-type="float" office:value="683955" calcext:value-type="float">
            <text:p>683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0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106678423" calcext:value-type="float">
            <text:p>106678423</text:p>
          </table:table-cell>
          <table:table-cell office:value-type="float" office:value="2759571" calcext:value-type="float">
            <text:p>2759571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764697" calcext:value-type="float">
            <text:p>764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1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135987651" calcext:value-type="float">
            <text:p>135987651</text:p>
          </table:table-cell>
          <table:table-cell office:value-type="float" office:value="3832086" calcext:value-type="float">
            <text:p>3832086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 office:value-type="float" office:value="1197659" calcext:value-type="float">
            <text:p>1197659</text:p>
          </table:table-cell>
          <table:table-cell office:value-type="float" office:value="65630" calcext:value-type="float">
            <text:p>65630</text:p>
          </table:table-cell>
          <table:table-cell/>
        </table:table-row>
        <table:table-row table:style-name="ro1">
          <table:table-cell table:formula="of:=[.A182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102021008" calcext:value-type="float">
            <text:p>102021008</text:p>
          </table:table-cell>
          <table:table-cell office:value-type="float" office:value="2368348" calcext:value-type="float">
            <text:p>2368348</text:p>
          </table:table-cell>
          <table:table-cell office:value-type="float" office:value="5228" calcext:value-type="float">
            <text:p>5228</text:p>
          </table:table-cell>
          <table:table-cell office:value-type="float" office:value="0" calcext:value-type="float">
            <text:p>0</text:p>
          </table:table-cell>
          <table:table-cell office:value-type="float" office:value="530762" calcext:value-type="float">
            <text:p>530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3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306138410" calcext:value-type="float">
            <text:p>306138410</text:p>
          </table:table-cell>
          <table:table-cell office:value-type="float" office:value="12036264" calcext:value-type="float">
            <text:p>12036264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6136852" calcext:value-type="float">
            <text:p>6136852</text:p>
          </table:table-cell>
          <table:table-cell office:value-type="float" office:value="241215" calcext:value-type="float">
            <text:p>241215</text:p>
          </table:table-cell>
          <table:table-cell/>
        </table:table-row>
        <table:table-row table:style-name="ro1">
          <table:table-cell table:formula="of:=[.A184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227598692" calcext:value-type="float">
            <text:p>227598692</text:p>
          </table:table-cell>
          <table:table-cell office:value-type="float" office:value="6700537" calcext:value-type="float">
            <text:p>6700537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 office:value-type="float" office:value="844137" calcext:value-type="float">
            <text:p>844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5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144074944" calcext:value-type="float">
            <text:p>144074944</text:p>
          </table:table-cell>
          <table:table-cell office:value-type="float" office:value="5217443" calcext:value-type="float">
            <text:p>5217443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 office:value-type="float" office:value="2386712" calcext:value-type="float">
            <text:p>2386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6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133233975" calcext:value-type="float">
            <text:p>133233975</text:p>
          </table:table-cell>
          <table:table-cell office:value-type="float" office:value="3713473" calcext:value-type="float">
            <text:p>3713473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693066" calcext:value-type="float">
            <text:p>693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7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106743106" calcext:value-type="float">
            <text:p>106743106</text:p>
          </table:table-cell>
          <table:table-cell office:value-type="float" office:value="2768902" calcext:value-type="float">
            <text:p>2768902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743583" calcext:value-type="float">
            <text:p>743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88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120669525" calcext:value-type="float">
            <text:p>120669525</text:p>
          </table:table-cell>
          <table:table-cell office:value-type="float" office:value="3911053" calcext:value-type="float">
            <text:p>3911053</text:p>
          </table:table-cell>
          <table:table-cell office:value-type="float" office:value="4852" calcext:value-type="float">
            <text:p>4852</text:p>
          </table:table-cell>
          <table:table-cell office:value-type="float" office:value="0" calcext:value-type="float">
            <text:p>0</text:p>
          </table:table-cell>
          <table:table-cell office:value-type="float" office:value="956531" calcext:value-type="float">
            <text:p>956531</text:p>
          </table:table-cell>
          <table:table-cell office:value-type="float" office:value="123790" calcext:value-type="float">
            <text:p>123790</text:p>
          </table:table-cell>
          <table:table-cell/>
        </table:table-row>
        <table:table-row table:style-name="ro1">
          <table:table-cell table:formula="of:=[.A189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147678554" calcext:value-type="float">
            <text:p>147678554</text:p>
          </table:table-cell>
          <table:table-cell office:value-type="float" office:value="5448805" calcext:value-type="float">
            <text:p>5448805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office:value-type="float" office:value="948623" calcext:value-type="float">
            <text:p>948623</text:p>
          </table:table-cell>
          <table:table-cell office:value-type="float" office:value="145448" calcext:value-type="float">
            <text:p>145448</text:p>
          </table:table-cell>
          <table:table-cell/>
        </table:table-row>
        <table:table-row table:style-name="ro1">
          <table:table-cell table:formula="of:=[.A190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148527161" calcext:value-type="float">
            <text:p>148527161</text:p>
          </table:table-cell>
          <table:table-cell office:value-type="float" office:value="5355943" calcext:value-type="float">
            <text:p>5355943</text:p>
          </table:table-cell>
          <table:table-cell office:value-type="float" office:value="4469" calcext:value-type="float">
            <text:p>4469</text:p>
          </table:table-cell>
          <table:table-cell office:value-type="float" office:value="0" calcext:value-type="float">
            <text:p>0</text:p>
          </table:table-cell>
          <table:table-cell office:value-type="float" office:value="2771418" calcext:value-type="float">
            <text:p>2771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91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120142144" calcext:value-type="float">
            <text:p>120142144</text:p>
          </table:table-cell>
          <table:table-cell office:value-type="float" office:value="3814304" calcext:value-type="float">
            <text:p>3814304</text:p>
          </table:table-cell>
          <table:table-cell office:value-type="float" office:value="4856" calcext:value-type="float">
            <text:p>4856</text:p>
          </table:table-cell>
          <table:table-cell office:value-type="float" office:value="0" calcext:value-type="float">
            <text:p>0</text:p>
          </table:table-cell>
          <table:table-cell office:value-type="float" office:value="1776215" calcext:value-type="float">
            <text:p>1776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57">
          <table:table-cell table:number-columns-repeated="9"/>
        </table:table-row>
        <table:table-row table:style-name="ro1">
          <table:table-cell table:number-columns-repeated="8"/>
          <table:table-cell table:style-name="ce16"/>
        </table:table-row>
        <table:table-row table:style-name="ro1" table:number-rows-repeated="10483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1:13:11.84968977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8T21:33:15.158225762</dc:date>
    <dc:creator>geko </dc:creator>
    <meta:editing-duration>PT1H31M25S</meta:editing-duration>
    <meta:editing-cycles>13</meta:editing-cycles>
    <meta:generator>LibreOffice/4.2.8.2$Linux_X86_64 LibreOffice_project/420m0$Build-2</meta:generator>
    <dc:title>Perft Results</dc:title>
    <meta:document-statistic meta:table-count="1" meta:cell-count="964" meta:object-count="0"/>
  </office:meta>
</office:document-meta>
</file>